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72.4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'spatiotemporal region' (BFO:0000011)</text:p>
          </table:table-cell>
          <table:table-cell office:value-type="string" calcext:value-type="string">
            <text:p>A {spatiotemporal region} that encompasses some part of the life of a plant part, a {whole plant}, or a population of plants and is part of a {plant growth cycle}.</text:p>
          </table:table-cell>
          <table:table-cell table:number-columns-repeated="4"/>
          <table:table-cell office:value-type="string" calcext:value-type="string">
            <text:p>all plants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number-columns-repeated="4"/>
          <table:table-cell office:value-type="string" calcext:value-type="string">
            <text:p>all vascular plant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/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/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part' SOME (</text:p>
            <text:p>        'vegetative bud' THAT 'participates in' SOME 'bud burst stage'</text:p>
            <text:p>    )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part' SOME 'true leaf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post-expansion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6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part' SOME (</text:p>
            <text:p>        'true leaf' THAT 'participates in' SOME 'vascular leaf senescent stage'</text:p>
            <text:p>    )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5"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/>
          <table:table-cell table:style-name="ce3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00:48:53.679193463</dc:date>
    <dc:creator>Brian </dc:creator>
    <meta:editing-duration>P1DT29M10S</meta:editing-duration>
    <meta:editing-cycles>4</meta:editing-cycles>
    <meta:generator>LibreOffice/5.1.4.2$Linux_X86_64 LibreOffice_project/10m0$Build-2</meta:generator>
    <meta:document-statistic meta:table-count="1" meta:cell-count="112" meta:object-count="0"/>
  </office:meta>
</office:document-meta>
</file>